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exend Deca" svg:font-family="'Lexend Deca', sans-serif"/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inherit" svg:font-family="inherit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loext:opacity="100%" style:font-name="Ubuntu" fo:font-size="14pt" fo:font-style="normal" officeooo:rsid="000eae95" officeooo:paragraph-rsid="000eae95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line-height="150%"/>
      <style:text-properties fo:color="#000000" loext:opacity="100%" style:font-name="Ubuntu" fo:font-size="14pt" fo:font-style="normal" officeooo:rsid="0012c6d4" officeooo:paragraph-rsid="0012c6d4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line-height="150%"/>
      <style:text-properties fo:color="#000000" loext:opacity="100%" style:font-name="Ubuntu" fo:font-size="14pt" fo:font-style="normal" officeooo:rsid="0012c6d4" officeooo:paragraph-rsid="001340bc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line-height="150%"/>
      <style:text-properties fo:color="#000000" loext:opacity="100%" style:font-name="Ubuntu" fo:font-size="14pt" fo:font-style="normal" officeooo:rsid="00133a06" officeooo:paragraph-rsid="00133a06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line-height="150%"/>
      <style:text-properties fo:color="#000000" loext:opacity="100%" style:font-name="Ubuntu" fo:font-size="14pt" fo:font-style="normal" officeooo:rsid="000f9e2d" officeooo:paragraph-rsid="000f9e2d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line-height="150%"/>
      <style:text-properties fo:color="#000000" loext:opacity="100%" style:font-name="Ubuntu" fo:font-size="14pt" fo:font-style="normal" officeooo:rsid="00108272" officeooo:paragraph-rsid="00108272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line-height="150%"/>
      <style:text-properties fo:color="#000000" loext:opacity="100%" style:font-name="Ubuntu" fo:font-size="14pt" fo:font-style="normal" officeooo:rsid="00108272" officeooo:paragraph-rsid="001e7053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line-height="150%"/>
      <style:text-properties fo:color="#000000" loext:opacity="100%" style:font-name="Ubuntu" fo:font-size="14pt" fo:font-style="normal" officeooo:rsid="00108272" officeooo:paragraph-rsid="0021f1e7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fo:font-style="normal" officeooo:rsid="00211ea4" officeooo:paragraph-rsid="00211ea4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1527bc" officeooo:paragraph-rsid="001527b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line-height="150%"/>
    </style:style>
    <style:style style:name="P13" style:family="paragraph" style:parent-style-name="Text_20_body">
      <style:paragraph-properties fo:line-height="150%"/>
      <style:text-properties fo:color="#000000" loext:opacity="100%" style:font-name="Ubuntu" fo:font-size="14pt" fo:font-style="normal" officeooo:paragraph-rsid="001789ff" style:font-size-asian="14pt" style:font-style-asian="normal" style:font-size-complex="14pt" style:font-style-complex="normal"/>
    </style:style>
    <style:style style:name="P14" style:family="paragraph" style:parent-style-name="Text_20_body">
      <style:paragraph-properties fo:line-height="150%"/>
    </style:style>
    <style:style style:name="P15" style:family="paragraph" style:parent-style-name="Text_20_body">
      <style:paragraph-properties fo:margin-left="0cm" fo:margin-right="0cm" style:line-height-at-least="0.774cm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style:line-height-at-least="0.774cm" fo:orphans="2" fo:widows="2" fo:text-indent="0cm" style:auto-text-indent="false"/>
      <style:text-properties officeooo:paragraph-rsid="0021f1e7"/>
    </style:style>
    <style:style style:name="P17" style:family="paragraph" style:parent-style-name="Text_20_body">
      <style:paragraph-properties fo:margin-left="0cm" fo:margin-right="0cm" style:line-height-at-least="0.774cm" fo:orphans="2" fo:widows="2" fo:text-indent="0cm" style:auto-text-indent="false"/>
      <style:text-properties fo:color="#292929" loext:opacity="100%" style:font-name="source-serif-pro" fo:font-size="13.6999998092651pt" officeooo:paragraph-rsid="0018027a"/>
    </style:style>
    <style:style style:name="P18" style:family="paragraph" style:parent-style-name="Text_20_body">
      <style:paragraph-properties fo:margin-left="1cm" fo:margin-right="1cm" fo:margin-top="0cm" fo:margin-bottom="0cm" style:contextual-spacing="false" style:line-height-at-least="0.774cm" fo:orphans="2" fo:widows="2" fo:text-indent="0cm" style:auto-text-indent="false" fo:padding="0cm" fo:border="none"/>
      <style:text-properties fo:font-variant="normal" fo:text-transform="none" fo:color="#292929" loext:opacity="100%" style:font-name="source-serif-pro" fo:font-size="14.3999996185303pt" fo:letter-spacing="normal" fo:font-style="normal" fo:font-weight="normal" style:font-style-asian="normal" style:font-style-complex="normal"/>
    </style:style>
    <style:style style:name="P19" style:family="paragraph" style:parent-style-name="Heading_20_1">
      <style:paragraph-properties fo:line-height="150%" fo:text-align="center" style:justify-single-word="false"/>
      <style:text-properties style:font-name="Ubuntu" fo:font-style="normal" style:font-style-asian="normal" style:font-style-complex="normal"/>
    </style:style>
    <style:style style:name="P20" style:family="paragraph" style:parent-style-name="Standard">
      <style:paragraph-properties fo:line-height="150%"/>
      <style:text-properties fo:font-variant="normal" fo:text-transform="none" fo:color="#212529" loext:opacity="100%" style:font-name="apple-system" fo:font-size="10.9499998092651pt" fo:letter-spacing="normal" fo:font-style="normal" fo:font-weight="normal" officeooo:rsid="001c8158" officeooo:paragraph-rsid="001c8158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line-height="150%"/>
      <style:text-properties fo:font-variant="normal" fo:text-transform="none" fo:color="#212529" loext:opacity="100%" style:font-name="apple-system" fo:font-size="10.9499998092651pt" fo:letter-spacing="normal" fo:font-style="normal" fo:font-weight="normal" officeooo:rsid="001e7053" officeooo:paragraph-rsid="001e7053" style:font-size-asian="14pt" style:font-style-asian="normal" style:font-size-complex="14pt" style:font-style-complex="normal"/>
    </style:style>
    <style:style style:name="P22" style:family="paragraph" style:parent-style-name="Standard">
      <style:paragraph-properties fo:line-height="150%"/>
      <style:text-properties fo:font-variant="normal" fo:text-transform="none" fo:color="#212529" loext:opacity="100%" style:font-name="apple-system" fo:font-size="10.9499998092651pt" fo:letter-spacing="normal" fo:font-style="normal" fo:font-weight="bold" officeooo:rsid="001e7053" officeooo:paragraph-rsid="001e7053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line-height="150%"/>
      <style:text-properties fo:color="#000000" loext:opacity="100%" style:font-name="Ubuntu" fo:font-size="14pt" fo:font-style="normal" style:font-size-asian="14pt" style:font-style-asian="normal" style:font-size-complex="14pt" style:font-style-complex="normal"/>
    </style:style>
    <style:style style:name="P24" style:family="paragraph" style:parent-style-name="Text_20_body">
      <style:paragraph-properties fo:margin-left="0cm" fo:margin-right="0cm" style:line-height-at-least="0.774cm" fo:orphans="2" fo:widows="2" fo:text-indent="0cm" style:auto-text-indent="false"/>
      <style:text-properties fo:font-variant="normal" fo:text-transform="none" fo:color="#292929" loext:opacity="100%" style:font-name="source-serif-pro" fo:font-size="13.6999998092651pt" fo:font-style="normal" fo:font-weight="normal" officeooo:paragraph-rsid="0021f1e7" style:font-style-asian="normal" style:font-style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e475d" loext:opacity="100%" style:font-name="Lexend Deca" fo:font-size="12.3500003814697pt" fo:letter-spacing="normal" fo:font-style="normal" fo:font-weight="normal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loext:padding="0cm" loext:border="none"/>
    </style:style>
    <style:style style:name="P27" style:family="paragraph" style:parent-style-name="Text_20_body">
      <style:paragraph-properties fo:margin-left="0cm" fo:margin-right="0cm" fo:line-height="178%" fo:orphans="2" fo:widows="2" fo:text-indent="0cm" style:auto-text-indent="false" fo:padding="0cm" fo:border="none"/>
      <style:text-properties fo:font-variant="normal" fo:text-transform="none" fo:color="#2e475d" loext:opacity="100%" style:font-name="Lexend Deca" fo:font-size="12.3500003814697pt" fo:letter-spacing="normal" fo:font-style="normal" fo:font-weight="normal"/>
    </style:style>
    <style:style style:name="P28" style:family="paragraph" style:parent-style-name="Text_20_body">
      <style:paragraph-properties fo:line-height="150%"/>
      <style:text-properties fo:color="#000000" loext:opacity="100%" style:font-name="Ubuntu" fo:font-size="14pt" fo:font-style="normal" style:font-size-asian="14pt" style:font-style-asian="normal" style:font-size-complex="14pt" style:font-style-complex="normal"/>
    </style:style>
    <style:style style:name="P29" style:family="paragraph" style:parent-style-name="Text_20_body">
      <style:paragraph-properties fo:line-height="150%"/>
      <style:text-properties fo:font-variant="normal" fo:text-transform="none" fo:color="#2e475d" loext:opacity="100%" style:font-name="Lexend Deca" fo:font-size="12.3500003814697pt" fo:letter-spacing="normal" fo:font-style="normal" fo:font-weight="normal" style:font-size-asian="14pt" style:font-style-asian="normal" style:font-size-complex="14pt" style:font-style-complex="normal"/>
    </style:style>
    <style:style style:name="P30" style:family="paragraph" style:parent-style-name="Text_20_body" style:list-style-name="L1">
      <style:paragraph-properties fo:margin-left="0.725cm" fo:margin-right="0cm" fo:margin-top="0cm" fo:margin-bottom="0cm" style:contextual-spacing="false" style:line-height-at-least="0.677cm" fo:orphans="2" fo:widows="2" fo:text-indent="0cm" style:auto-text-indent="false" fo:padding="0cm" fo:border="none"/>
    </style:style>
    <style:style style:name="T1" style:family="text">
      <style:text-properties officeooo:rsid="00133a06"/>
    </style:style>
    <style:style style:name="T2" style:family="text">
      <style:text-properties officeooo:rsid="001340bc"/>
    </style:style>
    <style:style style:name="T3" style:family="text">
      <style:text-properties fo:font-variant="normal" fo:text-transform="none" fo:color="#292929" loext:opacity="100%" style:font-name="source-serif-pro" fo:font-size="13.6999998092651pt" fo:font-style="normal" fo:font-weight="normal" style:font-style-asian="normal" style:font-style-complex="normal"/>
    </style:style>
    <style:style style:name="T4" style:family="text">
      <style:text-properties fo:font-variant="normal" fo:text-transform="none" fo:color="#292929" loext:opacity="100%" style:font-name="source-serif-pro" fo:font-size="13.6999998092651pt" fo:font-style="normal" fo:font-weight="bold" style:font-style-asian="normal" style:font-style-complex="normal"/>
    </style:style>
    <style:style style:name="T5" style:family="text">
      <style:text-properties fo:font-variant="normal" fo:text-transform="none" fo:color="#292929" loext:opacity="100%" style:font-name="source-serif-pro" fo:font-size="13.6999998092651pt" fo:font-weight="normal"/>
    </style:style>
    <style:style style:name="T6" style:family="text">
      <style:text-properties fo:font-variant="normal" fo:text-transform="none" fo:color="#292929" loext:opacity="100%" style:font-name="source-serif-pro" fo:font-size="13.6999998092651pt" fo:font-weight="normal" officeooo:rsid="001789ff"/>
    </style:style>
    <style:style style:name="T7" style:family="text">
      <style:text-properties fo:font-variant="normal" fo:text-transform="none" fo:color="#292929" loext:opacity="100%" style:font-name="source-serif-pro" fo:font-size="13.6999998092651pt" fo:letter-spacing="normal" fo:font-style="normal" fo:font-weight="normal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fo:color="#292929" loext:opacity="100%" style:font-name="source-serif-pro" fo:font-size="13.6999998092651pt" fo:letter-spacing="normal" fo:font-style="normal" fo:font-weight="normal" style:font-style-asian="normal" style:font-style-complex="normal"/>
    </style:style>
    <style:style style:name="T9" style:family="text">
      <style:text-properties fo:font-variant="normal" fo:text-transform="none" fo:color="#292929" loext:opacity="100%" style:font-name="source-serif-pro" fo:font-size="13.6999998092651pt" fo:letter-spacing="normal" fo:font-style="normal" fo:font-weight="bold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fo:color="#292929" loext:opacity="100%" style:font-name="source-serif-pro" fo:font-size="13.6999998092651pt" fo:letter-spacing="normal" fo:font-style="normal" fo:font-weight="bold" style:font-style-asian="normal" style:font-style-complex="normal"/>
    </style:style>
    <style:style style:name="T11" style:family="text">
      <style:text-properties fo:font-variant="normal" fo:text-transform="none" fo:font-style="normal" fo:font-weight="normal" style:font-style-asian="normal" style:font-style-complex="normal"/>
    </style:style>
    <style:style style:name="T12" style:family="text">
      <style:text-properties fo:font-variant="normal" fo:text-transform="none" fo:color="#000000" loext:opacity="100%" style:font-name="Ubuntu" fo:font-size="14pt" fo:letter-spacing="normal" fo:font-style="normal" fo:font-weight="bold" officeooo:rsid="00108272" style:font-size-asian="14pt" style:font-style-asian="normal" style:font-size-complex="14pt" style:font-style-complex="normal"/>
    </style:style>
    <style:style style:name="T13" style:family="text">
      <style:text-properties fo:font-variant="normal" fo:text-transform="none" fo:color="#2e475d" loext:opacity="100%" style:font-name="Lexend Deca" fo:font-size="12.3500003814697pt" fo:letter-spacing="normal" fo:font-weight="normal"/>
    </style:style>
    <style:style style:name="T14" style:family="text">
      <style:text-properties fo:font-variant="normal" fo:text-transform="none" fo:color="#0b8484" loext:opacity="100%" style:text-line-through-style="none" style:text-line-through-type="none" style:font-name="inherit" fo:font-size="12.3500003814697pt" fo:letter-spacing="normal" style:text-underline-style="none" fo:font-weight="bold" style:text-blinking="false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Closures</text:h>
      <text:p text:style-name="P1"/>
      <text:p text:style-name="P2"/>
      <text:p text:style-name="P2"/>
      <text:p text:style-name="P3">Uma função closure faz com que ela saiba não apenas o que tem dentro mas tambem lembre de onde ela foi criada/<text:span text:style-name="T2">do seu escopo lexico</text:span>, ou seja, ela sabe exatamente o escopo no qual foi definida, <text:span text:style-name="T1">mesmo que ela <text:s/>tenha sido executada fora desse escopo</text:span></text:p>
      <text:p text:style-name="P1"/>
      <text:p text:style-name="P4">É possível usar uma função dentro de outra e conseguir que a função tenha memoria de onde ela foi criada. Isso acontece pois ela vai preocurando nas camadas externas, ou seja, vai de um escopo pro outro até encontrar</text:p>
      <text:p text:style-name="P5"/>
      <text:p text:style-name="P5">escopo lexico: é o escopo onde a função foi (fisicamente) definida no codigo</text:p>
      <text:p text:style-name="P6">_____________________________________________________________________</text:p>
      <text:p text:style-name="P11">Escopo Lexico</text:p>
      <text:p text:style-name="P9"/>
      <text:p text:style-name="P13"><text:span text:style-name="T5">O escopo léxico é baseado nas variáveis e blocos de escopo definidos, por você, em tempo de escrita do código. </text:span><text:span text:style-name="T6">Logo, ele é definido em tempo de compilação</text:span></text:p>
      <text:p text:style-name="P9"/>
      <text:p text:style-name="P17"><text:span text:style-name="Emphasis"><text:span text:style-name="T11">Se uma variável não pôde ser encontrada no escopo imediato, a engine irá procurar por ela no escopo externo mais próximo. Essa busca irá continuar até que o escopo global seja alcançado. Se a variável não estiver no escopo global, um erro será emitido.</text:span></text:span></text:p>
      <text:p text:style-name="P9"/>
      <text:p text:style-name="P9"/>
      <text:p text:style-name="P9"/>
      <text:p text:style-name="P20"><text:soft-page-break/>O escopo léxico define o escopo de uma variavel pela posição dessa variável declarada no código-fonte.</text:p>
      <text:p text:style-name="P21">Os escopos podem ser aninhados e a função interna pode acessar as variaveis declaradas em seu escopo externo</text:p>
      <text:p text:style-name="P7">_____________________________________________________________________</text:p>
      <text:p text:style-name="P22">Closure</text:p>
      <text:p text:style-name="P9"/>
      <text:p text:style-name="P9"/>
      <text:p text:style-name="P10">closure é a forma de fazer com que as variaveis dentro de uma função sejam privadas e persistentes 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4"><text:span text:style-name="Strong_20_Emphasis"><text:span text:style-name="T7">o escopo léxico faz com que a função </text:span></text:span><text:span text:style-name="Strong_20_Emphasis"><text:span text:style-name="Emphasis"><text:span text:style-name="T7">filho </text:span></text:span></text:span><text:span text:style-name="Strong_20_Emphasis"><text:span text:style-name="T7">tenha acesso às variáveis definidas pela função </text:span></text:span><text:span text:style-name="Strong_20_Emphasis"><text:span text:style-name="Emphasis"><text:span text:style-name="T7">pai</text:span></text:span></text:span><text:span text:style-name="Strong_20_Emphasis"><text:span text:style-name="T7">. Mas aí nós pegamos a função </text:span></text:span><text:span text:style-name="Strong_20_Emphasis"><text:span text:style-name="Emphasis"><text:span text:style-name="T7">filho </text:span></text:span></text:span><text:span text:style-name="Strong_20_Emphasis"><text:span text:style-name="T7">e a retornamos como um valor (no caso, retornamos a função à qual </text:span></text:span><text:span text:style-name="Strong_20_Emphasis"><text:span text:style-name="Emphasis"><text:span text:style-name="T7">filho <text:s/></text:span></text:span></text:span><text:span text:style-name="Strong_20_Emphasis"><text:span text:style-name="T7">faz referência).</text:span></text:span></text:p>
      <text:p text:style-name="P14"><text:span text:style-name="Strong_20_Emphasis"><text:span text:style-name="T7"/></text:span></text:p>
      <text:p text:style-name="P16"><text:bookmark text:name="ac7c"/><text:span text:style-name="T3">Após executarmos a função </text:span><text:span text:style-name="Emphasis"><text:span text:style-name="T3">pai</text:span></text:span><text:span text:style-name="T3">, nós atribuímos o valor que ela retorna (no caso, a função </text:span><text:span text:style-name="Emphasis"><text:span text:style-name="T3">filho</text:span></text:span><text:span text:style-name="T3">) para uma nova variável chamada </text:span><text:span text:style-name="Emphasis"><text:span text:style-name="T3">contador</text:span></text:span><text:span text:style-name="T3">. O simples fato de atribuirmos a função </text:span><text:span text:style-name="Emphasis"><text:span text:style-name="T3">filho </text:span></text:span><text:span text:style-name="T3">para uma variável, faz com que a função </text:span><text:span text:style-name="Emphasis"><text:span text:style-name="T3">filho </text:span></text:span><text:span text:style-name="T3">ainda seja necessária, da mesma forma que as variáveis que ela utiliza (o </text:span><text:span text:style-name="Emphasis"><text:span text:style-name="T3">x </text:span></text:span><text:span text:style-name="T3">no escopo da função </text:span><text:span text:style-name="Emphasis"><text:span text:style-name="T3">pai</text:span></text:span><text:span text:style-name="T3">) e isso faz com que a função </text:span><text:span text:style-name="Emphasis"><text:span text:style-name="T3">pai </text:span></text:span><text:span text:style-name="Strong_20_Emphasis"><text:span text:style-name="T4">também seja necessária</text:span></text:span><text:span text:style-name="T3">. </text:span></text:p>
      <text:p text:style-name="P24"/>
      <text:p text:style-name="P16"><text:span text:style-name="T3">OU SEJA, esses dados não serão coletados pelo </text:span><text:span text:style-name="Emphasis"><text:span text:style-name="T3">garbage collector </text:span></text:span><text:span text:style-name="T3">da </text:span><text:span text:style-name="Emphasis"><text:span text:style-name="T3">engine</text:span></text:span><text:span text:style-name="T3">, fazendo com que a informação ali contida seja persistente e possa ser utilizada fora de seu escopo estático (!).</text:span></text:p>
      <text:p text:style-name="P18"/>
      <text:p text:style-name="P18"/>
      <text:p text:style-name="P18"/>
      <text:p text:style-name="P18"><text:bookmark text:name="37d2"/><text:soft-page-break/>A função filho possui uma referência ao escopo da função pai, e a essa referência nós damos o nome de closure.</text:p>
      <text:p text:style-name="P18"/>
      <text:p text:style-name="P15"><text:bookmark text:name="e0b0"/><text:span text:style-name="T3">Pelo fato dessas variáveis serem persistentes, cada vez que eu executo a função </text:span><text:span text:style-name="Emphasis"><text:span text:style-name="T3">contador</text:span></text:span><text:span text:style-name="T3">, o valor da variável </text:span><text:span text:style-name="Emphasis"><text:span text:style-name="T3">x </text:span></text:span><text:span text:style-name="T3">será incrementada em um.</text:span></text:p>
      <text:p text:style-name="P12"><text:span text:style-name="Strong_20_Emphasis"><text:span text:style-name="T7"/></text:span></text:p>
      <text:list xml:id="list956114037" text:style-name="L1">
        <text:list-item>
          <text:p text:style-name="P30"><text:bookmark text:name="5234"/><text:span text:style-name="T8">A função </text:span><text:span text:style-name="Emphasis"><text:span text:style-name="T8">ModuloMatematco</text:span></text:span><text:span text:style-name="T8"> irá retornar um objeto com referências para as funções internas </text:span><text:span text:style-name="Emphasis"><text:span text:style-name="T8">somaUm</text:span></text:span><text:span text:style-name="T8"> e </text:span><text:span text:style-name="Emphasis"><text:span text:style-name="T8">subtraiUm</text:span></text:span><text:span text:style-name="T8">.</text:span></text:p>
        </text:list-item>
        <text:list-item>
          <text:p text:style-name="P30"><text:bookmark text:name="1eb6"/><text:span text:style-name="T8">A variável </text:span><text:span text:style-name="Emphasis"><text:span text:style-name="T8">x</text:span></text:span><text:span text:style-name="T8"> não pode ser acessada fora do escopo de </text:span><text:span text:style-name="Emphasis"><text:span text:style-name="T8">ModuloMatematico</text:span></text:span><text:span text:style-name="T8">, já que ela é privada.</text:span></text:p>
        </text:list-item>
        <text:list-item>
          <text:p text:style-name="P30"><text:bookmark text:name="cb03"/><text:span text:style-name="T8">Como a variável </text:span><text:span text:style-name="Emphasis"><text:span text:style-name="T8">x</text:span></text:span><text:span text:style-name="T8"> também é persistente, graças à </text:span><text:span text:style-name="Emphasis"><text:span text:style-name="T8">closure.</text:span></text:span><text:span text:style-name="T8"> Sempre que chamamos pelas funções </text:span><text:span text:style-name="Emphasis"><text:span text:style-name="T8">somaUm</text:span></text:span><text:span text:style-name="T8"> e </text:span><text:span text:style-name="Emphasis"><text:span text:style-name="T8">subtraiUm</text:span></text:span><text:span text:style-name="T8"> dentro do nosso módulo, o valor dela será alterado, sem ser reiniciado.</text:span></text:p>
        </text:list-item>
        <text:list-item>
          <text:p text:style-name="P30"><text:bookmark text:name="a762"/><text:span text:style-name="T8">Podemos dizer que esse objeto retornado pela função </text:span><text:span text:style-name="Emphasis"><text:span text:style-name="T8">ModuloMatemático</text:span></text:span><text:span text:style-name="T8"> é uma </text:span><text:span text:style-name="Strong_20_Emphasis"><text:span text:style-name="T10">API pública</text:span></text:span><text:span text:style-name="T8"> para nosso módulo.</text:span></text:p>
        </text:list-item>
      </text:list>
      <text:p text:style-name="P8"><text:span text:style-name="Strong_20_Emphasis"><text:span text:style-name="T12">____________________________</text:span></text:span></text:p>
      <text:p text:style-name="P9"/>
      <text:p text:style-name="P9"/>
      <text:p text:style-name="P28"><text:span text:style-name="T13">Closure em </text:span><text:a xlink:type="simple" xlink:href="ttps://blog.hubspot.com/website/what-is-javascript?hubs_content=blog.hubspot.com/website/javascript-closure&amp;hubs_content-cta=JavaScript" office:target-frame-name="_blank" xlink:show="new" text:style-name="Internet_20_link" text:visited-style-name="Visited_20_Internet_20_Link"><text:span text:style-name="T14">JavaScript</text:span></text:a><text:span text:style-name="T13"> é uma forma de escopo léxico usado para preservar variáveis ​​do escopo externo de uma função no escopo interno de uma função. Escopo léxico é o processo usado para definir o escopo de uma variável por sua posição no código-fonte. Confira o vídeo a seguir para saber mais sobre fechamentos de JavaScript.</text:span></text:p>
      <text:p text:style-name="P25"/>
      <text:p text:style-name="P9"><text:span text:style-name="T13">Quando você define uma função, quaisquer variáveis ​​dentro da função estão disponíveis apenas dentro da função. Tentar acessar variáveis ​​dentro de uma função de fora resultará em um erro de escopo; é aqui que o fechamento é útil.</text:span></text:p>
      <text:p text:style-name="P9"/>
      <text:p text:style-name="P9"/>
      <text:p text:style-name="P9"/>
      <text:p text:style-name="P9"><text:soft-page-break/></text:p>
      <text:p text:style-name="P29">Esse comportamento é importante porque pode ajudar você a entender como evitar erros em seu código e ajuda a explicar como funciona o escopo léxico. É interessante notar que o escopo Lexical permite que um escopo aninhado possa acessar uma variável dentro de sua função externa. Vamos ver como fica no exemplo de código abaixo.</text:p>
      <text:p text:style-name="P27">Qualquer função declarada neste nível é tecnicamente um escopo aninhado. Cada função declarada no nível global tem seu próprio escopo e não é acessível a partir do escopo global. Além disso, o escopo de uma função é inacessível de outras funções. Vamos ver isso no seguinte bloco de código.</text:p>
      <text:p text:style-name="P26"/>
      <text:p text:style-name="P9"/>
      <text:p text:style-name="P9"/>
      <text:p text:style-name="P9"/>
      <text:p text:style-name="P29">Como resultado desse escopo local, isso também significa que a função greetUser() não está disponível no escopo global. Porém, é interessante notar que podemos acessar a função greetUser() através da função buildGreeting().</text:p>
      <text:p text:style-name="P27">Para tornar a função greetUser() acessível a partir do escopo global, você retorna a função greetUser() de dentro da função buildGreeting(). Em seguida, você atribui a função buildGreeting() a uma variável e chama essa variável como uma funçã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exend Deca" svg:font-family="'Lexend Deca', sans-serif"/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inherit" svg:font-family="inherit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03:52:24.719243891</meta:creation-date>
    <dc:date>2023-05-05T08:22:33.307491236</dc:date>
    <meta:editing-duration>PT9H17M15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5" meta:paragraph-count="29" meta:word-count="763" meta:character-count="4616" meta:non-whitespace-character-count="3876"/>
  </office:meta>
</office:document-meta>
</file>